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1950c4"/>
    </style:style>
    <style:style style:name="P2" style:family="paragraph" style:parent-style-name="Standard">
      <style:text-properties officeooo:paragraph-rsid="001e6f46"/>
    </style:style>
    <style:style style:name="P3" style:family="paragraph" style:parent-style-name="Standard">
      <style:text-properties officeooo:paragraph-rsid="00222381"/>
    </style:style>
    <style:style style:name="P4" style:family="paragraph" style:parent-style-name="Standard">
      <style:text-properties officeooo:paragraph-rsid="0026c9e6"/>
    </style:style>
    <style:style style:name="P5" style:family="paragraph" style:parent-style-name="Standard">
      <style:text-properties officeooo:rsid="001ce0ad" officeooo:paragraph-rsid="001950c4"/>
    </style:style>
    <style:style style:name="P6" style:family="paragraph" style:parent-style-name="Standard">
      <style:text-properties officeooo:rsid="00222381" officeooo:paragraph-rsid="001e6f46"/>
    </style:style>
    <style:style style:name="P7" style:family="paragraph" style:parent-style-name="Standard">
      <style:text-properties officeooo:rsid="0026c9e6" officeooo:paragraph-rsid="00222381"/>
    </style:style>
    <style:style style:name="P8" style:family="paragraph" style:parent-style-name="Standard">
      <style:text-properties officeooo:rsid="0028d249" officeooo:paragraph-rsid="0028d249"/>
    </style:style>
    <style:style style:name="P9" style:family="paragraph" style:parent-style-name="Standard">
      <style:text-properties officeooo:rsid="0028d249" officeooo:paragraph-rsid="002db490"/>
    </style:style>
    <style:style style:name="P10" style:family="paragraph" style:parent-style-name="Standard">
      <style:text-properties officeooo:rsid="002abd62" officeooo:paragraph-rsid="0028d249"/>
    </style:style>
    <style:style style:name="P11" style:family="paragraph" style:parent-style-name="Standard">
      <style:text-properties officeooo:rsid="002c8d29" officeooo:paragraph-rsid="0028d249"/>
    </style:style>
    <style:style style:name="P12" style:family="paragraph" style:parent-style-name="Standard">
      <style:text-properties officeooo:rsid="0034ca98" officeooo:paragraph-rsid="0034ca98"/>
    </style:style>
    <style:style style:name="P13" style:family="paragraph" style:parent-style-name="Standard">
      <style:text-properties officeooo:rsid="0033e5b5" officeooo:paragraph-rsid="0033e5b5"/>
    </style:style>
    <style:style style:name="T1" style:family="text">
      <style:text-properties officeooo:rsid="001950c4"/>
    </style:style>
    <style:style style:name="T2" style:family="text">
      <style:text-properties officeooo:rsid="0019feda"/>
    </style:style>
    <style:style style:name="T3" style:family="text">
      <style:text-properties officeooo:rsid="001b9dd5"/>
    </style:style>
    <style:style style:name="T4" style:family="text">
      <style:text-properties officeooo:rsid="001cd435"/>
    </style:style>
    <style:style style:name="T5" style:family="text">
      <style:text-properties officeooo:rsid="001e6f46"/>
    </style:style>
    <style:style style:name="T6" style:family="text">
      <style:text-properties officeooo:rsid="0020be25"/>
    </style:style>
    <style:style style:name="T7" style:family="text">
      <style:text-properties officeooo:rsid="00222381"/>
    </style:style>
    <style:style style:name="T8" style:family="text">
      <style:text-properties officeooo:rsid="0022eb9e"/>
    </style:style>
    <style:style style:name="T9" style:family="text">
      <style:text-properties officeooo:rsid="00248637"/>
    </style:style>
    <style:style style:name="T10" style:family="text">
      <style:text-properties officeooo:rsid="0026c9e6"/>
    </style:style>
    <style:style style:name="T11" style:family="text">
      <style:text-properties officeooo:rsid="00280694"/>
    </style:style>
    <style:style style:name="T12" style:family="text">
      <style:text-properties officeooo:rsid="002c8d29"/>
    </style:style>
    <style:style style:name="T13" style:family="text">
      <style:text-properties officeooo:rsid="002db490"/>
    </style:style>
    <style:style style:name="T14" style:family="text">
      <style:text-properties officeooo:rsid="002fa593"/>
    </style:style>
    <style:style style:name="T15" style:family="text">
      <style:text-properties officeooo:rsid="00311706"/>
    </style:style>
    <style:style style:name="T16" style:family="text">
      <style:text-properties officeooo:rsid="0032c3d8"/>
    </style:style>
    <style:style style:name="T17" style:family="text">
      <style:text-properties officeooo:rsid="0033c898"/>
    </style:style>
    <style:style style:name="T18" style:family="text">
      <style:text-properties officeooo:rsid="0033e389"/>
    </style:style>
    <style:style style:name="T19" style:family="text">
      <style:text-properties officeooo:rsid="0036834f"/>
    </style:style>
    <style:style style:name="T20" style:family="text">
      <style:text-properties officeooo:rsid="0036b3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3">One challenge in mobile distributed computing is to exploit </text:span><text:span text:style-name="T14">constantly </text:span><text:span text:style-name="T13">changing </text:span><text:span text:style-name="T14">execution</text:span><text:span text:style-name="T13"> environments </text:span><text:span text:style-name="T14">and provide users with ubiquitous access to information, communication and computation. </text:span><text:span text:style-name="T15">This paper addresses the familiar problem of spatial context interpretation. </text:span><text:span text:style-name="T17">We begin with developing theory to determine user position / orientation </text:span><text:span text:style-name="T19">in various</text:span><text:span text:style-name="T17"> coordinate systems, and then d</text:span><text:span text:style-name="T15">evelo</text:span><text:span text:style-name="T16">p an user-friendly application framework, </text:span><text:span text:style-name="T17">for accessing </text:span><text:span text:style-name="T20">spatially bounded</text:span><text:span text:style-name="T17"> </text:span><text:span text:style-name="T18">sensor </text:span><text:span text:style-name="T20">node</text:span><text:span text:style-name="T18"> </text:span><text:span text:style-name="T20">information</text:span><text:span text:style-name="T18">.</text:span></text:p>
      <text:p text:style-name="P12"/>
      <text:p text:style-name="P12">Civil infrastructure systems are complex and dynamic large-scale systems that involve great amounts of resources and participants while ensuring the safety and convenience of users. </text:p>
      <text:p text:style-name="P13">Our paper focuses on the ability of context-aware computing systems in identifying spatial-context of mobile inspectors and further </text:p>
      <text:p text:style-name="P11"/>
      <text:p text:style-name="P8"><text:span text:style-name="T12">The</text:span> goal <text:span text:style-name="T12">of the project</text:span> is to develop a platform for ubiquitous context-aware computing application for bridge monitoring systems. </text:p>
      <text:p text:style-name="P10"/>
      <text:p text:style-name="P1"><text:span text:style-name="T1">Mobil</text:span><text:span text:style-name="T2">e clients feature increasingly sophisticated technology that enables real-time information exchange with remote databases. Spatial queries </text:span><text:span text:style-name="T3">for</text:span><text:span text:style-name="T2"> sensor data </text:span><text:span text:style-name="T3">a</text:span><text:span text:style-name="T2">t points within a certain region of interest are important in the context </text:span><text:span text:style-name="T4">of inspection of failures in structures. </text:span></text:p>
      <text:p text:style-name="P5"/>
      <text:p text:style-name="P2"><text:span text:style-name="T5">We focus our problem on bridges. Once we have the model of the bridge, we install sensors at important points on the bridge. These sensors continuously collect structural information like the temperature, viscosity, etc. There could several thousands of sensors installed on a single bridge. This data is stored on Hadoop filesystem, which support fast reads and writes, while the sensor metadata is stored in POSTGRES database. </text:span><text:span text:style-name="T6">A node on the bridge is defined as a sensor or group of sensors having the same spatial locality. We define our problem to compute all nodes that fall within the bounding box (as seen by the inspector), given a region of interest of the inspector. </text:span><text:span text:style-name="T7">The problem is interesting because there would now be several coordinate frames of reference, with the inspector inputting his region of interest in his own coordinate frame. Other frames of reference include, the Bridge frame of reference, GPS frame of reference and the local FEM coordinate frame. </text:span></text:p>
      <text:p text:style-name="P6"/>
      <text:p text:style-name="P3"><text:span text:style-name="T7">As mentioned earlier, the input is a point of interest in the inspector frame of reference. </text:span><text:span text:style-name="T8">Given that</text:span><text:span text:style-name="T9"> the metadata about the nodes, like the location and number of sensors, in the bridge frame of reference, we need to transform data in different frames to a common reference frame, and then return all nodes that fall within a bounding box around the point of interest. </text:span><text:span text:style-name="T10">We decide on Bridge frame to be the common reference frame where all comparion/computation is done. </text:span></text:p>
      <text:p text:style-name="P7"/>
      <text:p text:style-name="P4"><text:span text:style-name="T10">Given a bridge, we have all the nodes information in POSTGRES. We now need to compute the bridge origin and orientation, so that we can do further computation. </text:span><text:span text:style-name="T11">An important problem in this respect is th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tul </meta:initial-creator>
    <meta:creation-date>2011-07-25T00:18:35</meta:creation-date>
    <dc:date>2011-08-15T00:55:15</dc:date>
    <dc:creator>Atul </dc:creator>
    <meta:editing-duration>PT107H36M02S</meta:editing-duration>
    <meta:editing-cycles>18</meta:editing-cycles>
    <meta:generator>OpenOffice.org/3.2$Linux OpenOffice.org_project/320m19$Build-9505</meta:generator>
    <meta:document-statistic meta:table-count="0" meta:image-count="0" meta:object-count="0" meta:page-count="1" meta:paragraph-count="8" meta:word-count="440" meta:character-count="2858"/>
  </office:meta>
</office:document-meta>
</file>